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id="id1" draw:layer="layout" svg:width="5cm" svg:height="2cm" svg:x="2cm" svg:y="3cm">
          <text:p text:style-name="P1">Wiimot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id="id2" draw:layer="layout" svg:width="5cm" svg:height="2cm" svg:x="2cm" svg:y="6.5cm">
          <text:p text:style-name="P1">App CIEN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id="id3" draw:layer="layout" svg:width="5cm" svg:height="2cm" svg:x="2cm" svg:y="10cm">
          <text:p text:style-name="P1">IC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id="id4" draw:layer="layout" svg:width="5cm" svg:height="2cm" svg:x="12.5cm" svg:y="10cm">
          <text:p text:style-name="P1">IC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id="id5" draw:layer="layout" svg:width="3.5cm" svg:height="1.5cm" svg:x="9cm" svg:y="7cm">
          <text:p text:style-name="P1">Comp1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id="id6" draw:layer="layout" svg:width="3.5cm" svg:height="1.5cm" svg:x="13cm" svg:y="7cm">
          <text:p text:style-name="P1">Comp1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id="id7" draw:layer="layout" svg:width="3.5cm" svg:height="1.5cm" svg:x="17cm" svg:y="7cm">
          <text:p text:style-name="P1">Comp1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id="id8" draw:layer="layout" svg:width="2.5cm" svg:height="4cm" svg:x="13.5cm" svg:y="1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1" draw:layer="layout" draw:type="line" svg:x1="4.25cm" svg:y1="5cm" svg:x2="4.25cm" svg:y2="7cm" draw:start-shape="id1" draw:start-glue-point="7" draw:end-shape="id2" draw:end-glue-point="5" svg:d="m4250 5000v2000">
          <text:p/>
        </draw:connector>
        <draw:connector draw:style-name="gr4" draw:text-style-name="P1" draw:layer="layout" draw:type="line" svg:x1="4.25cm" svg:y1="8.5cm" svg:x2="4.25cm" svg:y2="10.5cm" draw:start-shape="id2" draw:start-glue-point="7" draw:end-shape="id3" draw:end-glue-point="5" svg:d="m4250 8500v2000">
          <text:p/>
        </draw:connector>
        <draw:connector draw:style-name="gr4" draw:text-style-name="P1" draw:layer="layout" draw:line-skew="0.998cm" svg:x1="4.25cm" svg:y1="12cm" svg:x2="14.75cm" svg:y2="12cm" draw:start-shape="id3" draw:start-glue-point="7" draw:end-shape="id4" draw:end-glue-point="7" svg:d="m4250 12000v1500h10500v-1500">
          <text:p/>
        </draw:connector>
        <draw:connector draw:style-name="gr4" draw:text-style-name="P1" draw:layer="layout" svg:x1="10.75cm" svg:y1="8.5cm" svg:x2="14.75cm" svg:y2="10.5cm" draw:start-shape="id5" draw:start-glue-point="7" draw:end-shape="id4" draw:end-glue-point="5" svg:d="m10750 8500v751h4000v1249">
          <text:p/>
        </draw:connector>
        <draw:connector draw:style-name="gr4" draw:text-style-name="P1" draw:layer="layout" svg:x1="14.75cm" svg:y1="8.5cm" svg:x2="14.75cm" svg:y2="10.5cm" draw:start-shape="id6" draw:start-glue-point="7" draw:end-shape="id4" draw:end-glue-point="5" svg:d="m14750 8500v2000">
          <text:p/>
        </draw:connector>
        <draw:connector draw:style-name="gr4" draw:text-style-name="P1" draw:layer="layout" svg:x1="18.75cm" svg:y1="8.5cm" svg:x2="14.75cm" svg:y2="10.5cm" draw:start-shape="id7" draw:start-glue-point="7" draw:end-shape="id4" draw:end-glue-point="5" svg:d="m18750 8500v751h-4000v1249">
          <text:p/>
        </draw:connector>
        <draw:connector draw:style-name="gr4" draw:text-style-name="P1" draw:layer="layout" draw:type="line" svg:x1="14.75cm" svg:y1="5.5cm" svg:x2="10.75cm" svg:y2="7.375cm" draw:start-shape="id8" draw:start-glue-point="7" draw:end-shape="id5" draw:end-glue-point="4" svg:d="m14750 5500-4000 1875">
          <text:p/>
        </draw:connector>
        <draw:connector draw:style-name="gr4" draw:text-style-name="P1" draw:layer="layout" draw:type="line" svg:x1="14.75cm" svg:y1="5.5cm" svg:x2="14.75cm" svg:y2="7.375cm" draw:start-shape="id8" draw:start-glue-point="7" draw:end-shape="id6" draw:end-glue-point="4" svg:d="m14750 5500v1875">
          <text:p/>
        </draw:connector>
        <draw:connector draw:style-name="gr4" draw:text-style-name="P1" draw:layer="layout" draw:type="line" svg:x1="14.75cm" svg:y1="5.5cm" svg:x2="18.75cm" svg:y2="7.375cm" draw:start-shape="id8" draw:start-glue-point="7" draw:end-shape="id7" draw:end-glue-point="4" svg:d="m14750 5500 4000 18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onzalo Abella</meta:initial-creator>
    <meta:creation-date>2012-05-08T17:09:23</meta:creation-date>
    <dc:date>2012-05-08T17:24:18</dc:date>
    <dc:creator>Gonzalo Abella</dc:creator>
    <meta:editing-duration>PT00H14M55S</meta:editing-duration>
    <meta:editing-cycles>1</meta:editing-cycles>
    <meta:document-statistic meta:object-count="17"/>
    <meta:generator>OpenOffice.org/3.2$Linux OpenOffice.org_project/320m12$Build-9483</meta:generator>
  </office:meta>
</office:document-meta>
</file>